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ahoma" svg:font-family="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text-underline-style="solid" style:text-underline-width="auto" style:text-underline-color="font-color" officeooo:paragraph-rsid="0040f37e" style:font-size-asian="10.5pt" style:font-style-asian="italic" style:font-style-complex="italic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officeooo:paragraph-rsid="003a74de" style:font-size-asian="10.5pt" style:font-style-asian="italic" style:font-style-complex="italic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officeooo:paragraph-rsid="0043d804" style:font-size-asian="10.5pt" style:font-style-asian="italic" style:font-style-complex="italic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officeooo:paragraph-rsid="004b05e6" style:font-size-asian="10.5pt" style:font-style-asian="italic" style:font-style-complex="italic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officeooo:paragraph-rsid="0040f37e" style:font-size-asian="10.5pt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991e8" officeooo:paragraph-rsid="0046d030" style:font-size-asian="10.5pt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9c477" officeooo:paragraph-rsid="0040f37e" style:font-size-asian="10.5pt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ize="14pt" fo:font-style="italic" style:text-underline-style="solid" style:text-underline-width="auto" style:text-underline-color="font-color" fo:font-weight="normal" officeooo:paragraph-rsid="0043d804" style:font-size-asian="10.5pt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ize="14pt" fo:font-style="italic" style:text-underline-style="solid" style:text-underline-width="auto" style:text-underline-color="font-color" fo:font-weight="normal" officeooo:paragraph-rsid="00542f87" style:font-size-asian="10.5pt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25e07b" officeooo:paragraph-rsid="0040f37e" style:font-size-asian="10.5pt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ize="14pt" fo:font-style="italic" style:text-underline-style="none" style:font-size-asian="10.5pt" style:font-style-asian="italic" style:font-style-complex="italic"/>
    </style:style>
    <style:style style:name="P12" style:family="paragraph" style:parent-style-name="Standard">
      <style:text-properties fo:font-size="14pt" fo:font-style="italic" style:text-underline-style="none" officeooo:rsid="004e02c1" officeooo:paragraph-rsid="004e02c1" style:font-size-asian="10.5pt" style:font-style-asian="italic" style:font-style-complex="italic"/>
    </style:style>
    <style:style style:name="P13" style:family="paragraph" style:parent-style-name="Standard">
      <style:text-properties fo:font-size="14pt" fo:font-style="italic" style:text-underline-style="none" officeooo:rsid="003a74de" officeooo:paragraph-rsid="003a74de" style:font-size-asian="10.5pt" style:font-style-asian="italic" style:font-style-complex="italic"/>
    </style:style>
    <style:style style:name="P14" style:family="paragraph" style:parent-style-name="Standard">
      <style:text-properties fo:font-size="14pt" fo:font-style="italic" style:text-underline-style="none" officeooo:rsid="0019c477" officeooo:paragraph-rsid="001991e8" style:font-size-asian="10.5pt" style:font-style-asian="italic" style:font-style-complex="italic"/>
    </style:style>
    <style:style style:name="P15" style:family="paragraph" style:parent-style-name="Standard">
      <style:text-properties fo:font-size="14pt" fo:font-style="italic" style:text-underline-style="none" officeooo:rsid="0043d804" officeooo:paragraph-rsid="0043d804" style:font-size-asian="10.5pt" style:font-style-asian="italic" style:font-style-complex="italic"/>
    </style:style>
    <style:style style:name="P16" style:family="paragraph" style:parent-style-name="Standard">
      <style:text-properties fo:font-size="14pt" fo:font-style="italic" style:text-underline-style="none" officeooo:rsid="003c48c7" officeooo:paragraph-rsid="0040f37e" style:font-size-asian="10.5pt" style:font-style-asian="italic" style:font-style-complex="italic"/>
    </style:style>
    <style:style style:name="P17" style:family="paragraph" style:parent-style-name="Standard">
      <style:text-properties fo:font-size="14pt" fo:font-style="italic" style:text-underline-style="none" fo:font-weight="normal" officeooo:rsid="003c48c7" officeooo:paragraph-rsid="0043d804" style:font-size-asian="10.5pt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ize="14pt" fo:font-style="italic" style:text-underline-style="none" fo:font-weight="normal" officeooo:rsid="0029aab1" officeooo:paragraph-rsid="0029aab1" style:font-size-asian="10.5pt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ize="14pt" fo:font-style="italic" style:text-underline-style="none" fo:font-weight="bold" officeooo:rsid="0040f37e" officeooo:paragraph-rsid="0040f37e" style:font-size-asian="10.5pt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ize="14pt" fo:font-style="italic" style:text-underline-style="none" fo:font-weight="bold" officeooo:rsid="0029aab1" officeooo:paragraph-rsid="0029aab1" style:font-size-asian="10.5pt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ize="14pt" fo:font-style="italic" style:text-underline-style="none" fo:font-weight="bold" officeooo:rsid="002d463a" officeooo:paragraph-rsid="00542f87" style:font-size-asian="10.5pt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ize="14pt" fo:font-style="italic" style:text-underline-style="none" fo:font-weight="bold" officeooo:rsid="002d463a" officeooo:paragraph-rsid="002bdcda" style:font-size-asian="10.5pt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ize="14pt" fo:font-style="normal" style:text-underline-style="none" officeooo:rsid="001991e8" officeooo:paragraph-rsid="0046d030" style:font-size-asian="10.5pt" style:font-style-asian="normal" style:font-style-complex="normal"/>
    </style:style>
    <style:style style:name="P24" style:family="paragraph" style:parent-style-name="Standard">
      <style:text-properties fo:font-size="14pt" fo:font-style="normal" style:text-underline-style="none" officeooo:rsid="001991e8" officeooo:paragraph-rsid="001991e8" style:font-size-asian="10.5pt" style:font-style-asian="normal" style:font-style-complex="normal"/>
    </style:style>
    <style:style style:name="P25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991e8" officeooo:paragraph-rsid="0040f37e" style:font-size-asian="10.5pt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variant="normal" fo:text-transform="none" fo:color="#000000" style:font-name="Tahoma" fo:font-size="14pt" fo:letter-spacing="normal" fo:font-style="normal" style:text-underline-style="none" fo:font-weight="normal" officeooo:rsid="002a9fff" officeooo:paragraph-rsid="002a9fff" style:font-size-asian="10.5pt" style:font-style-asian="italic" style:font-style-complex="italic"/>
    </style:style>
    <style:style style:name="P27" style:family="paragraph" style:parent-style-name="Standard">
      <style:text-properties fo:font-size="14pt" fo:font-style="italic" style:text-underline-style="solid" style:text-underline-width="auto" style:text-underline-color="font-color" officeooo:paragraph-rsid="005d54d1" style:font-size-asian="10.5pt" style:font-style-asian="italic" style:font-style-complex="italic"/>
    </style:style>
    <style:style style:name="T1" style:family="text">
      <style:text-properties officeooo:rsid="001991e8"/>
    </style:style>
    <style:style style:name="T2" style:family="text">
      <style:text-properties fo:font-style="normal" style:text-underline-style="none" officeooo:rsid="001ba5da" style:font-style-asian="normal" style:font-style-complex="normal"/>
    </style:style>
    <style:style style:name="T3" style:family="text">
      <style:text-properties fo:font-style="normal" style:text-underline-style="none" officeooo:rsid="0041aefd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9c477"/>
    </style:style>
    <style:style style:name="T6" style:family="text">
      <style:text-properties style:text-underline-style="none" officeooo:rsid="001ba5da"/>
    </style:style>
    <style:style style:name="T7" style:family="text">
      <style:text-properties style:text-underline-style="none" officeooo:rsid="001991e8"/>
    </style:style>
    <style:style style:name="T8" style:family="text">
      <style:text-properties style:text-underline-style="none" officeooo:rsid="001e2497"/>
    </style:style>
    <style:style style:name="T9" style:family="text">
      <style:text-properties style:text-underline-style="none" officeooo:rsid="001eafc6"/>
    </style:style>
    <style:style style:name="T10" style:family="text">
      <style:text-properties style:text-underline-style="none" officeooo:rsid="001f386d"/>
    </style:style>
    <style:style style:name="T11" style:family="text">
      <style:text-properties style:text-underline-style="none" officeooo:rsid="0022848a"/>
    </style:style>
    <style:style style:name="T12" style:family="text">
      <style:text-properties style:text-underline-style="none" fo:font-weight="normal" officeooo:rsid="0029aab1" style:font-weight-asian="normal" style:font-weight-complex="normal"/>
    </style:style>
    <style:style style:name="T13" style:family="text">
      <style:text-properties style:text-underline-style="none" fo:font-weight="normal" officeooo:rsid="004b05e6" style:font-weight-asian="normal" style:font-weight-complex="normal"/>
    </style:style>
    <style:style style:name="T14" style:family="text">
      <style:text-properties style:text-underline-style="none" fo:font-weight="normal" officeooo:rsid="004dc9bd" style:font-weight-asian="normal" style:font-weight-complex="normal"/>
    </style:style>
    <style:style style:name="T15" style:family="text">
      <style:text-properties style:text-underline-style="none" fo:font-weight="normal" officeooo:rsid="005331cd" style:font-weight-asian="normal" style:font-weight-complex="normal"/>
    </style:style>
    <style:style style:name="T16" style:family="text">
      <style:text-properties style:text-underline-style="none" fo:font-weight="normal" officeooo:rsid="00534986" style:font-weight-asian="normal" style:font-weight-complex="normal"/>
    </style:style>
    <style:style style:name="T17" style:family="text">
      <style:text-properties style:text-underline-style="none" officeooo:rsid="0029aab1"/>
    </style:style>
    <style:style style:name="T18" style:family="text">
      <style:text-properties style:text-underline-style="none" officeooo:rsid="0032e710"/>
    </style:style>
    <style:style style:name="T19" style:family="text">
      <style:text-properties style:text-underline-style="none" officeooo:rsid="0039e647"/>
    </style:style>
    <style:style style:name="T20" style:family="text">
      <style:text-properties style:text-underline-style="none" officeooo:rsid="003a74de"/>
    </style:style>
    <style:style style:name="T21" style:family="text">
      <style:text-properties style:text-underline-style="none" officeooo:rsid="003ad888"/>
    </style:style>
    <style:style style:name="T22" style:family="text">
      <style:text-properties style:text-underline-style="none" officeooo:rsid="003b00b0"/>
    </style:style>
    <style:style style:name="T23" style:family="text">
      <style:text-properties style:text-underline-style="none" officeooo:rsid="003b1776"/>
    </style:style>
    <style:style style:name="T24" style:family="text">
      <style:text-properties style:text-underline-style="none" officeooo:rsid="0040f37e"/>
    </style:style>
    <style:style style:name="T25" style:family="text">
      <style:text-properties style:text-underline-style="none" officeooo:rsid="00424666"/>
    </style:style>
    <style:style style:name="T26" style:family="text">
      <style:text-properties style:text-underline-style="none" officeooo:rsid="0043d804"/>
    </style:style>
    <style:style style:name="T27" style:family="text">
      <style:text-properties style:text-underline-style="none" officeooo:rsid="004529dc"/>
    </style:style>
    <style:style style:name="T28" style:family="text">
      <style:text-properties style:text-underline-style="none" officeooo:rsid="00483d41"/>
    </style:style>
    <style:style style:name="T29" style:family="text">
      <style:text-properties style:text-underline-style="none" officeooo:rsid="004e02c1"/>
    </style:style>
    <style:style style:name="T30" style:family="text">
      <style:text-properties style:text-underline-style="none" officeooo:rsid="004e2675"/>
    </style:style>
    <style:style style:name="T31" style:family="text">
      <style:text-properties style:text-underline-style="none" officeooo:rsid="004eeff7"/>
    </style:style>
    <style:style style:name="T32" style:family="text">
      <style:text-properties style:text-underline-style="none" officeooo:rsid="0050f914"/>
    </style:style>
    <style:style style:name="T33" style:family="text">
      <style:text-properties style:text-underline-style="none" officeooo:rsid="0053ef21"/>
    </style:style>
    <style:style style:name="T34" style:family="text">
      <style:text-properties style:text-underline-style="none" officeooo:rsid="00542f87"/>
    </style:style>
    <style:style style:name="T35" style:family="text">
      <style:text-properties style:text-underline-style="none" officeooo:rsid="00583018"/>
    </style:style>
    <style:style style:name="T36" style:family="text">
      <style:text-properties style:text-underline-style="none" officeooo:rsid="005976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opic</text:p>
      <text:p text:style-name="P23">Homework Reminder Wiki</text:p>
      <text:p text:style-name="P24"/>
      <text:p text:style-name="P25">Problem Statement</text:p>
      <text:p text:style-name="P1"><text:span text:style-name="T2">Can a wiki website for homework help </text:span><text:span text:style-name="T3">students to </text:span><text:span text:style-name="T2">get their homework done?</text:span></text:p>
      <text:p text:style-name="P11"/>
      <text:p text:style-name="P27"><text:span text:style-name="T1">Hypothesis:</text:span><text:span text:style-name="T7"> </text:span><text:span text:style-name="T35">If we use a homework wiki then ther</text:span></text:p>
      <text:p text:style-name="P27"><text:span text:style-name="T35">e will an im</text:span><text:span text:style-name="T36">p</text:span><text:span text:style-name="T35">rovement in hom</text:span><text:span text:style-name="T19">ework performance </text:span><text:span text:style-name="T25">in terms of the quality of the homework and handing in the homework on time</text:span><text:span text:style-name="T19">.</text:span></text:p>
      <text:p text:style-name="P11"/>
      <text:p text:style-name="P5"><text:span text:style-name="T1">Va</text:span><text:span text:style-name="T1">riables</text:span></text:p>
      <text:p text:style-name="P1"><text:span text:style-name="T20">There are </text:span><text:span text:style-name="T29">four </text:span><text:span text:style-name="T20">variables </text:span><text:span text:style-name="T28">we will investigate</text:span><text:span text:style-name="T20">:</text:span></text:p>
      <text:p text:style-name="P12">Which software/service is best for a homework wiki?</text:p>
      <text:p text:style-name="P2"><text:span text:style-name="T7">How well does the software </text:span><text:span text:style-name="T5">meet it's spe</text:span><text:span text:style-name="T6">c</text:span><text:span text:style-name="T5">ification</text:span><text:span text:style-name="T6">s</text:span><text:span text:style-name="T5"> </text:span><text:span text:style-name="T19">(</text:span><text:span text:style-name="T6">d</text:span><text:span text:style-name="T5">oes it do what it's suppose</text:span><text:span text:style-name="T6">d</text:span><text:span text:style-name="T5"> to do</text:span><text:span text:style-name="T19">)?</text:span></text:p>
      <text:p text:style-name="P2"><text:span text:style-name="T20">D</text:span><text:span text:style-name="T5">oes it help students do their homework?</text:span></text:p>
      <text:p text:style-name="P13">Does it increase communication between teachers, students and parents?</text:p>
      <text:p text:style-name="P14"/>
      <text:p text:style-name="P7">Backround information</text:p>
      <text:p text:style-name="P1"><text:span text:style-name="T21">S</text:span><text:span text:style-name="T6">tudents </text:span><text:span text:style-name="T23">sometimes </text:span><text:span text:style-name="T6">forget to do </text:span><text:span text:style-name="T22">their homework </text:span><text:span text:style-name="T6">or </text:span><text:span text:style-name="T23">forget to turn it in. </text:span><text:span text:style-name="T6">T</text:span><text:span text:style-name="T5">hat is not good for them or their grades. </text:span><text:span text:style-name="T23">There are many reasons why this could happen. For example, </text:span><text:span text:style-name="T6">the </text:span><text:span text:style-name="T23">student </text:span><text:span text:style-name="T6">missed </text:span><text:span text:style-name="T23">a day of </text:span><text:span text:style-name="T6">school </text:span><text:span text:style-name="T5">or </text:span><text:span text:style-name="T6">forgot to </text:span><text:span text:style-name="T5">write it down right. </text:span><text:span text:style-name="T6">Usually, if </text:span><text:span text:style-name="T23">a </text:span><text:span text:style-name="T6">student doesn't know what homework there is to do, the student's parents will call other parents to ask. But this can be time-consuming and complicated. Email is useful because one person can contact many others and share important information. But important messages can get lost in your </text:span><text:span text:style-name="T24">mailb</text:span><text:span text:style-name="T6">ox and </text:span><text:span text:style-name="T24">you have to read all messages to keep up-to-date.</text:span></text:p>
      <text:p text:style-name="P15">What we need is a central place where people can look up information written by others and then add information or ask questions in the same place for others to see and respond to.</text:p>
      <text:p text:style-name="P16"/>
      <text:p text:style-name="P3"><text:span text:style-name="T8">A wiki website for homework assignments for the homeroom could help parents </text:span><text:span text:style-name="T23">share information </text:span><text:span text:style-name="T8">about homework </text:span><text:span text:style-name="T23">and other class activities. </text:span><text:span text:style-name="T26">It would also</text:span><text:span text:style-name="T8"> allow the teacher to </text:span><text:span text:style-name="T26">tell </text:span><text:span text:style-name="T8">parents about assignments </text:span><text:span text:style-name="T23">and enable parents to ask the teacher questions</text:span><text:span text:style-name="T8">. </text:span><text:span text:style-name="T4">A wiki website might </text:span><text:span text:style-name="T26">also </text:span><text:span text:style-name="T4">get </text:span><text:span text:style-name="T30">students </text:span><text:span text:style-name="T31">more </text:span><text:span text:style-name="T30">involved in their studies and </text:span><text:span text:style-name="T4">parents more involved in their chil</text:span><text:span text:style-name="T9">d</text:span><text:span text:style-name="T8">ren's studies. </text:span><text:span text:style-name="T9">That will make </text:span><text:span text:style-name="T26">life </text:span><text:span text:style-name="T9">much easier for the teacher, parents and the student</text:span><text:span text:style-name="T26">s</text:span><text:span text:style-name="T9">. </text:span><text:span text:style-name="T27">Teachers, parents</text:span><text:span text:style-name="T10"> </text:span><text:span text:style-name="T27">and students can change the </text:span><text:span text:style-name="T10">Homework Wiki </text:span><text:span text:style-name="T27">as much as they like for </text:span><text:span text:style-name="T11">projects, exam </text:span><text:span text:style-name="T27">preparation</text:span><text:span text:style-name="T11">, </text:span><text:span text:style-name="T27">information on </text:span><text:span text:style-name="T26">'</text:span><text:span text:style-name="T11">no homework days</text:span><text:span text:style-name="T26">' </text:span><text:span text:style-name="T27">and</text:span><text:span text:style-name="T11"> field trips, </text:span><text:span text:style-name="T27">etc</text:span><text:span text:style-name="T11">.</text:span></text:p>
      <text:p text:style-name="P17"/>
      <text:p text:style-name="P19">What is a wiki?</text:p>
      <text:p text:style-name="P8"><text:span text:style-name="T26">A wiki is an editable web page which allows people to change the text in the page. The name 'w</text:span><text:span text:style-name="T18">iki</text:span><text:span text:style-name="T26">'</text:span><text:span text:style-name="T18"> </text:span><text:span text:style-name="T26">comes from the Hawaiian phrase 'wiki-wiki', which means </text:span><text:span text:style-name="T32">'</text:span><text:span text:style-name="T18">hurry, quick</text:span><text:span text:style-name="T32">ly'</text:span><text:span text:style-name="T18">. </text:span><text:span text:style-name="T27">It </text:span><text:soft-page-break/><text:span text:style-name="T27">is easy to use a wiki – if you can go on the Internet and you know what a keyboard is </text:span><text:span text:style-name="T27">then you can use a wiki. Wikipedia is the most famous example of a wiki. It has millions of contributors who are constantly changing and adding to it.</text:span></text:p>
      <text:p text:style-name="P10"/>
      <text:p text:style-name="P20">Who uses wikis?</text:p>
      <text:p text:style-name="P4">There are some school-related wikis on the Internet but not many. In the United States, wikis are used a lot in universities but not so much in K-12 schools. <text:span text:style-name="T13">Apart from schools, p</text:span><text:span text:style-name="T12">eople </text:span><text:span text:style-name="T13">use wikis to coordinate </text:span><text:span text:style-name="T12">projects </text:span><text:span text:style-name="T13">or </text:span><text:span text:style-name="T12">to share </text:span><text:span text:style-name="T15">things like </text:span><text:span text:style-name="T14">family pictures, </text:span><text:span text:style-name="T12">technical information </text:span><text:span text:style-name="T14">for </text:span><text:span text:style-name="T12">users of a product, </text:span><text:span text:style-name="T14">research </text:span><text:span text:style-name="T12">data, expertise, </text:span><text:span text:style-name="T14">etc</text:span><text:span text:style-name="T12">. </text:span><text:span text:style-name="T14">People also use wikis for social groups</text:span><text:span text:style-name="T12">, </text:span><text:span text:style-name="T14">for example a </text:span><text:span text:style-name="T12">youth group online graffiti </text:span><text:span text:style-name="T16">wiki</text:span><text:span text:style-name="T12">. In K-12 education, wikis are </text:span><text:span text:style-name="T14">generally </text:span><text:span text:style-name="T12">used </text:span><text:span text:style-name="T14">like blogs (see below) by teachers to inform parents but wikis are best when the </text:span><text:span text:style-name="T12">student</text:span><text:span text:style-name="T14">s</text:span><text:span text:style-name="T12"> participat</text:span><text:span text:style-name="T14">e</text:span><text:span text:style-name="T12"> in the ongoing creation and evolution of the wiki.</text:span></text:p>
      <text:p text:style-name="P18"/>
      <text:p text:style-name="P20">What is the difference between a wiki and a blog?</text:p>
      <text:p text:style-name="P9"><text:span text:style-name="T33">The word</text:span><text:span text:style-name="T17"> </text:span><text:span text:style-name="T33">'</text:span><text:span text:style-name="T17">blog</text:span><text:span text:style-name="T33">' comes from '</text:span><text:span text:style-name="T17">web log</text:span><text:span text:style-name="T33">'. It is a internet page where one person</text:span><text:span text:style-name="T17"> shares </text:span><text:span text:style-name="T33">text, pictures and movies </text:span><text:span text:style-name="T17">in </text:span><text:span text:style-name="T33">'</text:span><text:span text:style-name="T17">posts</text:span><text:span text:style-name="T33">'. Other people can response to a post with '</text:span><text:span text:style-name="T17">comments</text:span><text:span text:style-name="T33">'</text:span><text:span text:style-name="T17">. </text:span><text:span text:style-name="T33">Anyone can comment and sometimes anyone can start a post but </text:span><text:span text:style-name="T17">no one </text:span><text:span text:style-name="T33">can </text:span><text:span text:style-name="T17">change a comment or post made by </text:span><text:span text:style-name="T33">someone else</text:span><text:span text:style-name="T17">. </text:span><text:span text:style-name="T34">So the blog </text:span><text:span text:style-name="T17">format is </text:span><text:span text:style-name="T34">'</text:span><text:span text:style-name="T17">post-comment-comment-comment</text:span><text:span text:style-name="T34">-etc.'</text:span><text:span text:style-name="T17"> A wiki </text:span><text:span text:style-name="T34">has a more flexible structure because anyone can change what others have </text:span><text:span text:style-name="T17">written </text:span><text:span text:style-name="T34">so what remains is agreed on by everyone.</text:span></text:p>
      <text:p text:style-name="P21"/>
      <text:p text:style-name="P2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ahoma" svg:font-family="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oandshaw </meta:initial-creator>
    <meta:creation-date>2011-11-01T07:35:22</meta:creation-date>
    <dc:date>2011-11-19T10:45:47</dc:date>
    <dc:creator>rioandshaw </dc:creator>
    <meta:editing-duration>PT28H48M43S</meta:editing-duration>
    <meta:editing-cycles>60</meta:editing-cycles>
    <meta:generator>OpenOffice.org/3.2$Unix OpenOffice.org_project/320m19$Build-9505</meta:generator>
    <meta:printed-by>rioandshaw </meta:printed-by>
    <meta:print-date>2011-11-01T08:24:22</meta:print-date>
    <meta:document-statistic meta:table-count="0" meta:image-count="0" meta:object-count="0" meta:page-count="2" meta:paragraph-count="22" meta:word-count="624" meta:character-count="3612"/>
  </office:meta>
</office:document-meta>
</file>